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Dana jest następująca tablica:</text:p>
      <text:p text:style-name="Standard"><text:span text:style-name="T1">const nums = [10, -40, 0, 666, 5050, -41, 653, 123, 5932, -43, -1010]</text:span></text:p>
      <text:p text:style-name="Standard"/>
      <text:p text:style-name="Standard">Napisz program, który dla danej tablicy:</text:p>
      <text:p text:style-name="Standard">A) za pomocą zmiennej i pętli `for` obliczy oraz wypisze minimalną i maksymalną wartość. </text:p>
      <text:p text:style-name="Standard"><text:span text:style-name="T2">* Nie używaj zewnętrznych bibliotek*</text:span></text:p>
      <text:p text:style-name="Standard"/>
      <text:p text:style-name="Standard">B) za pomocą zmiennej i pętli `for` obliczy oraz wypisze średnią arytmetyczną z tych liczb.</text:p>
      <text:p text:style-name="Standard"><text:span text:style-name="T2">* Nie używaj zewnętrznych bibliotek*</text:span></text:p>
      <text:p text:style-name="Standard"/>
      <text:p text:style-name="Standard">C) za pomocą zmiennej i pętli `for` wypisze sumę wszystkich liczb w tablicy.</text:p>
      <text:p text:style-name="Standard"><text:span text:style-name="T2">* Nie używaj zewnętrznych bibliotek*</text:span></text:p>
      <text:p text:style-name="P1"/>
      <text:p text:style-name="Standard">D) Za pomocą zmiennych oraz pętli `for`policzy, ile liczb jest parzystych a ile nieparzystych.</text:p>
      <text:p text:style-name="Standard"/>
      <text:p text:style-name="Standard">Program powinien być napisany w jednym pliku, tak aby po uruchomieniu uzyskać powyższe informacje:</text:p>
      <text:p text:style-name="Standard"/>
      <text:p text:style-name="Standard">Przykład (dla nums = [10, -40, 0, 666]):</text:p>
      <text:p text:style-name="Standard">$ <text:span text:style-name="T1">node ex1.js</text:span></text:p>
      <text:p text:style-name="Standard"/>
      <text:p text:style-name="Standard"><text:span text:style-name="T2">Minimalna wartość to: -40, maksymalna: 666</text:span></text:p>
      <text:p text:style-name="Standard"><text:span text:style-name="T2">Średnia to: 159</text:span></text:p>
      <text:p text:style-name="Standard"><text:span text:style-name="T2">Suma liczb wynosi: 636</text:span></text:p>
      <text:p text:style-name="Standard"><text:span text:style-name="T2">Liczb parzystych jest: 4, liczb nieparzystych: 0</text:span></text:p>
      <text:p text:style-name="Standard"/>
      <text:p text:style-name="Standard"><text:soft-page-break/>2. Napisz program rysujący na podstawie wartości zmiennej n następujący schemat - prostokąt: Użyj do tego pętli zagnieżdżonych.</text:p>
      <text:p text:style-name="Standard">Przykład (dla n = 2)</text:p>
      <text:p text:style-name="Standard">&gt;&gt;&gt; <text:span text:style-name="T1">printRectangle(2)</text:span></text:p>
      <text:p text:style-name="Standard"><text:span text:style-name="T2">*</text:span></text:p>
      <text:p text:style-name="Standard"><text:span text:style-name="T2">* *</text:span></text:p>
      <text:p text:style-name="Standard"/>
      <text:p text:style-name="Standard">Przykład (dla n = 5)</text:p>
      <text:p text:style-name="Standard">&gt;&gt;&gt; <text:span text:style-name="T1">printRectangle(5)</text:span></text:p>
      <text:p text:style-name="Standard"><text:span text:style-name="T2">*</text:span></text:p>
      <text:p text:style-name="Standard"><text:span text:style-name="T2">* *</text:span></text:p>
      <text:p text:style-name="Standard"><text:span text:style-name="T2">* * *</text:span></text:p>
      <text:p text:style-name="Standard"><text:span text:style-name="T2">* * * *</text:span></text:p>
      <text:p text:style-name="Standard"><text:span text:style-name="T2">* * * * *</text:span></text:p>
      <text:p text:style-name="Standard"/>
      <text:p text:style-name="Standard">hint 1: Użyj pętli `for`</text:p>
      <text:p text:style-name="Standard">hint 2: W danym przebiegu pętli jest tyle gwiazdek ile wskazuje indeks pętli `for`</text:p>
      <text:p text:style-name="Standard">hint 3: Do stworzenia wielu gwiazdek po sobie użyj metody `.repeat`:</text:p>
      <text:p text:style-name="Standard">&gt;&gt;&gt; "* ".repeat(2)</text:p>
      <text:p text:style-name="Standard">'* * '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227" meta:character-count="1314" meta:non-whitespace-character-count="1120"/>
    <meta:generator>LibreOfficeDev/6.0.5.2$Linux_X86_64 LibreOffice_project/</meta:generator>
  </office:meta>
</office:document-meta>
</file>